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e6bc" officeooo:paragraph-rsid="0003e6bc"/>
    </style:style>
    <style:style style:name="T1" style:family="text">
      <style:text-properties officeooo:rsid="0003e6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UserStories</text:span></text:p>
      <text:p text:style-name="Standard"/>
      <text:p text:style-name="P1">L’utilisateur souhaite enregistrer l’identité des personnes présentent à l’évènement</text:p>
      <text:p text:style-name="P1">L’utilisateur souhaite enregistrer l’entreprise et le poste des personnes présentent à l’évènement</text:p>
      <text:p text:style-name="P1">L’utilisateur souhaite savoir ou les visiteurs ont entendu parler de l’évènement</text:p>
      <text:p text:style-name="P1">L’utilisateur souhaite connaître le ou les stands ou ateliers que le visiteur à le plus apprécié</text:p>
      <text:p text:style-name="P1">L’utilisateur souhaite savoir si il peut recontacté les visiteurs et à quels horaires</text:p>
      <text:p text:style-name="P1">L’utilisateur souhaite savoir les attentes du visiteur vis à vis de la structure</text:p>
      <text:p text:style-name="P1">L’utilisateur souhaite une application qui s’adapte à différent form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09:45:21.274763432</meta:creation-date>
    <dc:date>2018-09-05T15:53:22.018104508</dc:date>
    <meta:editing-duration>PT4H22M47S</meta:editing-duration>
    <meta:editing-cycles>1</meta:editing-cycles>
    <meta:document-statistic meta:table-count="0" meta:image-count="0" meta:object-count="0" meta:page-count="1" meta:paragraph-count="8" meta:word-count="84" meta:character-count="608" meta:non-whitespace-character-count="528"/>
    <meta:generator>LibreOffice/6.0.3.2$Linux_X86_64 LibreOffice_project/00m0$Build-2</meta:generator>
  </office:meta>
</office:document-meta>
</file>